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Biome" svg:font-family="Biome" style:font-family-generic="swiss" style:font-pitch="variable"/>
    <style:font-face style:name="Biome Light" svg:font-family="'Biome Light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753cm" fo:margin-left="0cm" table:align="left"/>
    </style:style>
    <style:style style:name="Tabla1.A" style:family="table-column">
      <style:table-column-properties style:column-width="6.752cm"/>
    </style:style>
    <style:style style:name="Tabla1.B" style:family="table-column">
      <style:table-column-properties style:column-width="4.5cm"/>
    </style:style>
    <style:style style:name="Tabla1.C" style:family="table-column">
      <style:table-column-properties style:column-width="5.502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2" style:family="table">
      <style:table-properties style:width="16.572cm" fo:margin-left="0cm" table:align="left"/>
    </style:style>
    <style:style style:name="Tabla2.A" style:family="table-column">
      <style:table-column-properties style:column-width="5.523cm"/>
    </style:style>
    <style:style style:name="Tabla2.B" style:family="table-column">
      <style:table-column-properties style:column-width="5.525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6.572cm" fo:margin-left="0cm" table:align="left"/>
    </style:style>
    <style:style style:name="Tabla3.A" style:family="table-column">
      <style:table-column-properties style:column-width="9.502cm"/>
    </style:style>
    <style:style style:name="Tabla3.B" style:family="table-column">
      <style:table-column-properties style:column-width="7.07cm"/>
    </style:style>
    <style:style style:name="Tabla3.1" style:family="table-row">
      <style:table-row-properties style:min-row-height="0.637cm"/>
    </style:style>
    <style:style style:name="Tabla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text-properties style:font-name="Biome Light" fo:font-size="15pt" style:font-size-asian="15pt" style:font-name-complex="Biome Light" style:font-size-complex="15pt"/>
    </style:style>
    <style:style style:name="P2" style:family="paragraph" style:parent-style-name="Normal">
      <style:text-properties style:font-name="Biome Light" style:font-name-complex="Biome Light"/>
    </style:style>
    <style:style style:name="P3" style:family="paragraph" style:parent-style-name="Normal">
      <style:paragraph-properties fo:text-align="end" style:justify-single-word="false"/>
      <style:text-properties style:font-name="Biome Light" fo:font-size="9pt" style:font-size-asian="9pt" style:font-name-complex="Biome Light" style:font-size-complex="9pt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margin-top="0cm" fo:margin-bottom="0cm" loext:contextual-spacing="false" fo:line-height="100%"/>
      <style:text-properties style:font-name="Biome Light" style:font-name-complex="Biome Ligh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style:font-name="Biome" fo:font-size="20pt" style:font-size-asian="20pt" style:font-name-complex="Biome" style:font-size-complex="20pt"/>
    </style:style>
    <style:style style:name="P7" style:family="paragraph">
      <loext:graphic-properties draw:fill="none"/>
    </style:style>
    <style:style style:name="T1" style:family="text">
      <style:text-properties style:font-name="Biome Light" fo:font-size="15pt" style:font-size-asian="15pt" style:font-name-complex="Biome Light" style:font-size-complex="15pt"/>
    </style:style>
    <style:style style:name="T2" style:family="text">
      <style:text-properties style:font-name="Biome Light" fo:font-size="9pt" style:font-size-asian="9pt" style:font-name-complex="Biome Light" style:font-size-complex="9pt"/>
    </style:style>
    <style:style style:name="T3" style:family="text">
      <style:text-properties style:font-name="Biome Light" fo:font-size="9pt" officeooo:rsid="00189395" style:font-size-asian="9pt" style:font-name-complex="Biome Light" style:font-size-complex="9pt"/>
    </style:style>
    <style:style style:name="T4" style:family="text">
      <style:text-properties officeooo:rsid="00189395"/>
    </style: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ESTAMO DE EQUIPO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Nombre:{<text:span text:style-name="T4">d.</text:span>}</text:p>
          </table:table-cell>
          <table:table-cell table:style-name="Tabla1.A1" office:value-type="string">
            <text:p text:style-name="P5">Código:{<text:span text:style-name="T4">d.</text:span>}</text:p>
          </table:table-cell>
          <table:table-cell table:style-name="Tabla1.A1" office:value-type="string">
            <text:p text:style-name="P5">Correo:{<text:span text:style-name="T4">d.</text:span>}</text:p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>Teléfono:{<text:span text:style-name="T4">d.</text:span>}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Normal"><draw:connector text:anchor-type="paragraph" draw:z-index="0" draw:name="Conector recto 3" draw:style-name="gr1" draw:text-style-name="P7" draw:type="line" svg:x1="4.535cm" svg:y1="0.52cm" svg:x2="16.706cm" svg:y2="0.52cm" svg:d="M4535 520h12171" svg:viewBox="0 0 12173 2"><text:p/></draw:connector><text:span text:style-name="Fuente_20_de_20_párrafo_20_predeter."><text:span text:style-name="T1">Datos del usuario</text:span></text:span></text:p>
      <text:p text:style-name="P1"/>
      <text:p text:style-name="P1"/>
      <text:p text:style-name="Normal"><draw:connector text:anchor-type="paragraph" draw:z-index="1" draw:name="Conector recto 4" draw:style-name="gr1" draw:text-style-name="P7" draw:type="line" svg:x1="4.371cm" svg:y1="0.527cm" svg:x2="16.69cm" svg:y2="0.527cm" svg:d="M4371 527h12319" svg:viewBox="0 0 12321 2"><text:p/></draw:connector><text:span text:style-name="Fuente_20_de_20_párrafo_20_predeter."><text:span text:style-name="T1">Datos del Equipo</text:span></text:span>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5">Nombre:{<text:span text:style-name="T4">d.</text:span>}</text:p>
          </table:table-cell>
          <table:table-cell table:style-name="Tabla2.A1" office:value-type="string">
            <text:p text:style-name="P5">Categoría:{<text:span text:style-name="T4">d.</text:span>}</text:p>
          </table:table-cell>
          <table:table-cell table:style-name="Tabla2.A1" office:value-type="string">
            <text:p text:style-name="P5">Numero de serie:{<text:span text:style-name="T4">d.</text:span>}</text:p>
          </table:table-cell>
        </table:table-row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table:number-columns-spanned="3" office:value-type="string">
            <text:p text:style-name="P5">Estado en que sale:{<text:span text:style-name="T4">d.</text:span>}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table:number-columns-spanned="3" office:value-type="string">
            <text:p text:style-name="P5">Estado en que entra:{<text:span text:style-name="T4">d.</text:span>}</text:p>
          </table:table-cell>
          <table:covered-table-cell/>
          <table:covered-table-cell/>
        </table:table-row>
      </table:table>
      <text:p text:style-name="P2"/>
      <text:p text:style-name="P2"/>
      <text:p text:style-name="Normal"><draw:connector text:anchor-type="paragraph" draw:z-index="2" draw:name="Conector recto 5" draw:style-name="gr1" draw:text-style-name="P7" draw:type="line" svg:x1="5.387cm" svg:y1="0.531cm" svg:x2="16.796cm" svg:y2="0.531cm" svg:d="M5387 531h11409" svg:viewBox="0 0 11411 2"><text:p/></draw:connector><text:span text:style-name="Fuente_20_de_20_párrafo_20_predeter."><text:span text:style-name="T1">Datos del Prestamos</text:span>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Fecha de salida:{<text:span text:style-name="T4">d.</text:span>}</text:p>
          </table:table-cell>
          <table:table-cell table:style-name="Tabla3.A1" office:value-type="string">
            <text:p text:style-name="P5">Fecha de entrada:{<text:span text:style-name="T4">d.</text:span>}</text:p>
          </table:table-cell>
        </table:table-row>
      </table:table>
      <text:p text:style-name="P2"/>
      <text:p text:style-name="P3"/>
      <text:p text:style-name="P4"><text:span text:style-name="Fuente_20_de_20_párrafo_20_predeter."><text:span text:style-name="T2">Fecha Impreso:{</text:span></text:span><text:span text:style-name="Fuente_20_de_20_párrafo_20_predeter."><text:span text:style-name="T3">d.</text:span></text:span><text:span text:style-name="Fuente_20_de_20_párrafo_20_predeter."><text:span text:style-name="T2">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Biome" svg:font-family="Biome" style:font-family-generic="swiss" style:font-pitch="variable"/>
    <style:font-face style:name="Biome Light" svg:font-family="'Biome Light'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SV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SV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0.003cm" style:num-format="1" style:print-orientation="landscape" fo:margin-top="2.501cm" fo:margin-bottom="1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/>
    <dc:description/>
    <dc:subject/>
    <meta:initial-creator>Elison Gonzalez</meta:initial-creator>
    <meta:creation-date>2019-11-21T23:36:00Z</meta:creation-date>
    <dc:date>2019-11-24T08:11:30.715000000</dc:date>
    <meta:editing-cycles>3</meta:editing-cycles>
    <meta:editing-duration>PT1M36S</meta:editing-duration>
    <meta:document-statistic meta:table-count="3" meta:image-count="0" meta:object-count="0" meta:page-count="1" meta:paragraph-count="16" meta:word-count="37" meta:character-count="267" meta:non-whitespace-character-count="246"/>
    <meta:template xlink:type="simple" xlink:actuate="onRequest" xlink:title="" xlink:href="Normal.dotm"/>
  </office:meta>
</office:document-meta>
</file>